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2" style:family="table">
      <style:table-properties style:width="6.5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3" style:family="table">
      <style:table-properties style:width="6.604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042in"/>
    </style:style>
    <style:style style:name="Table3.1" style:family="table-row">
      <style:table-row-properties style:min-row-height="0.3611in" fo:keep-together="auto"/>
    </style:style>
    <style:style style:name="Table3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3.2" style:family="table-row">
      <style:table-row-properties style:min-row-height="0.4583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3" style:family="table-row">
      <style:table-row-properties style:min-row-height="0.6979in" fo:keep-together="auto"/>
    </style:style>
    <style:style style:name="Table3.A3" style:family="table-cell">
      <style:table-cell-properties style:vertical-align="" fo:padding="0.0694in" fo:border="1pt solid #000000"/>
    </style:style>
    <style:style style:name="Table3.4" style:family="table-row">
      <style:table-row-properties style:min-row-height="0.4167in" fo:keep-together="auto"/>
    </style:style>
    <style:style style:name="Table3.A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4" style:family="table">
      <style:table-properties style:width="6.5958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9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4.2" style:family="table-row">
      <style:table-row-properties style:min-row-height="0.3056in" fo:keep-together="auto"/>
    </style:style>
    <style:style style:name="Table4.A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De problema a reto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4">BENEFICIOS DESDE EL PUNTO DE VISTA DEL PROCESO DE APRENDIZAJE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898822817" text:style-name="WWNum2">
              <text:list-item>
                <text:p text:style-name="P10">Puesta en marcha de una actividad de trabajo en equipo de una entidad considerable.</text:p>
              </text:list-item>
              <text:list-item>
                <text:p text:style-name="P10">Aprender nuevos procedimientos y tecnologías, a través de una investigación técnica orientada.</text:p>
              </text:list-item>
              <text:list-item>
                <text:p text:style-name="P10">Formarse y aprender a funcionar en un contexto real empresarial.</text:p>
              </text:list-item>
              <text:list-item>
                <text:p text:style-name="P10">Mejorar nuestras habilidades de trabajo en equipo.</text:p>
              </text:list-item>
              <text:list-item>
                <text:p text:style-name="P10">Intentar y solucionar problemas que puedan surgir en la solución del reto, tanto técnicos como de conflictos en el equipo.</text:p>
              </text:list-item>
              <text:list-item>
                <text:p text:style-name="P10">Oportunidad de aprender la tecnología X en un entorno real.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4">BENEFICIOS DESDE EL PUNTO DE VISTA DE LA EMPRESA </text:span></text:p>
          </table:table-cell>
        </table:table-row>
        <table:table-row table:style-name="Table2.2">
          <table:table-cell table:style-name="Table2.A2" table:number-rows-spanned="5" office:value-type="string">
            <text:list xml:id="list550072375" text:style-name="WWNum1">
              <text:list-item>
                <text:p text:style-name="P11">Posibilidad de agilizar tareas ya existentes dentro de la empresa.</text:p>
              </text:list-item>
              <text:list-item>
                <text:p text:style-name="P11">Posibilidad de mejorar la logística de la empresa.</text:p>
              </text:list-item>
              <text:list-item>
                <text:p text:style-name="P11">Conocernos como profesionales fiables para futuros trabajos.</text:p>
              </text:list-item>
            </text:list>
          </table:table-cell>
        </table:table-row>
        <table:table-row table:style-name="Table2.2">
          <table:covered-table-cell/>
        </table:table-row>
        <table:table-row table:style-name="Table2.2">
          <table:covered-table-cell/>
        </table:table-row>
        <table:table-row table:style-name="Table2.2">
          <table:covered-table-cell/>
        </table:table-row>
        <table:table-row table:style-name="Table2.2">
          <table:covered-table-cell/>
        </table:table-row>
      </table:table>
      <text:p text:style-name="P2"/>
      <text:p text:style-name="P2"/>
      <text:p text:style-name="P1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4">IDENTIFICAR LOS PROBLEMAS QUE NOS HARÍAN FRACASAR</text:span></text:p>
          </table:table-cell>
        </table:table-row>
        <table:table-row table:style-name="Table3.2">
          <table:table-cell table:style-name="Table3.A2" table:number-rows-spanned="5" office:value-type="string">
            <text:list xml:id="list40023410445309" text:continue-list="list898822817" text:style-name="WWNum2">
              <text:list-item>
                <text:p text:style-name="P10">Nuestra poca iniciativa de venir a clase</text:p>
              </text:list-item>
              <text:list-item>
                <text:p text:style-name="P10">Apatía a la hora de trabajar en grupo.</text:p>
              </text:list-item>
              <text:list-item>
                <text:p text:style-name="P10">Planificar mal el tiempo necesario para realizar el reto.</text:p>
              </text:list-item>
              <text:list-item>
                <text:p text:style-name="P10">No crear y entregar todos los documentos del equipo.</text:p>
              </text:list-item>
              <text:list-item>
                <text:p text:style-name="P10">Falta de planificación para acceder al material necesario.</text:p>
              </text:list-item>
              <text:list-item>
                <text:p text:style-name="P10">No realizar una correcta coordinación entre los componentes del equipo.</text:p>
              </text:list-item>
            </text:list>
          </table:table-cell>
        </table:table-row>
        <table:table-row table:style-name="Table3.3">
          <table:covered-table-cell/>
        </table:table-row>
        <table:table-row table:style-name="Table3.4">
          <table:covered-table-cell/>
        </table:table-row>
        <table:table-row table:style-name="Table3.4">
          <table:covered-table-cell/>
        </table:table-row>
        <table:table-row table:style-name="Table3.4">
          <table:covered-table-cell/>
        </table:table-row>
      </table:table>
      <text:p text:style-name="P1"/>
      <text:p text:style-name="P1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4">¿QUÉ PROBLEMAS PODRÍA OCASIONAR A LA EMPRESA?</text:span></text:p>
          </table:table-cell>
        </table:table-row>
        <table:table-row table:style-name="Table4.2">
          <table:table-cell table:style-name="Table4.A2" table:number-rows-spanned="5" office:value-type="string">
            <text:list xml:id="list40023495201330" text:continue-list="list550072375" text:style-name="WWNum1">
              <text:list-item>
                <text:p text:style-name="P11">Perder clientes habituales, lo que equivale a pérdidas de dinero.</text:p>
              </text:list-item>
              <text:list-item>
                <text:p text:style-name="P11">Ofrecer una mala imagen como empresa, afectando a su reputación.</text:p>
              </text:list-item>
              <text:list-item>
                <text:p text:style-name="P11">Perder tiempo y dinero para volver a reorganizar de nuevo.</text:p>
              </text:list-item>
              <text:list-item>
                <text:p text:style-name="P11">Perder la oportunidad temporal de llegar al mercado antes que la competencia.</text:p>
              </text:list-item>
            </text:list>
          </table:table-cell>
        </table:table-row>
        <table:table-row table:style-name="Table4.2">
          <table:covered-table-cell/>
        </table:table-row>
        <table:table-row table:style-name="Table4.2">
          <table:covered-table-cell/>
        </table:table-row>
        <table:table-row table:style-name="Table4.2">
          <table:covered-table-cell/>
        </table:table-row>
        <table:table-row table:style-name="Table4.2">
          <table:covered-table-cell/>
        </table:table-row>
      </table:table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" meta:paragraph-count="26" meta:word-count="251" meta:character-count="1489" meta:non-whitespace-character-count="1278"/>
    <meta:generator>LibreOfficeDev/6.0.5.2$Linux_X86_64 LibreOffice_project/</meta:generator>
  </office:meta>
</office:document-meta>
</file>